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ff" draw:fill-color="#0000ff" draw:textarea-horizontal-align="justify" draw:textarea-vertical-align="top" draw:auto-grow-height="false" fo:min-height="3.166cm" fo:min-width="2.92cm"/>
      <style:paragraph-properties style:writing-mode="lr-tb"/>
    </style:style>
    <style:style style:name="gr2" style:family="graphic" style:parent-style-name="standard">
      <style:graphic-properties svg:stroke-color="#ffffff" draw:fill-color="#ffffff" draw:textarea-horizontal-align="justify" draw:textarea-vertical-align="top" draw:auto-grow-height="false" fo:min-height="0.28cm" fo:min-width="2.293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top" draw:auto-grow-height="false" fo:min-height="0.281cm" fo:min-width="2.293cm"/>
      <style:paragraph-properties style:writing-mode="lr-tb"/>
    </style:style>
    <style:style style:name="gr4" style:family="graphic" style:parent-style-name="standard">
      <style:graphic-properties svg:stroke-color="#ffffff" draw:fill-color="#ffffff" draw:textarea-horizontal-align="justify" draw:textarea-vertical-align="top" draw:auto-grow-height="false" fo:min-height="1.999cm" fo:min-width="2.293cm"/>
      <style:paragraph-properties style:writing-mode="lr-tb"/>
    </style:style>
    <style:style style:name="gr5" style:family="graphic" style:parent-style-name="standard">
      <style:graphic-properties svg:stroke-color="#00ced1" draw:fill-color="#00ced1" draw:textarea-horizontal-align="justify" draw:textarea-vertical-align="top" draw:auto-grow-height="false" fo:min-height="0.319cm" fo:min-width="2.92cm"/>
      <style:paragraph-properties style:writing-mode="lr-tb"/>
    </style:style>
    <style:style style:name="gr6" style:family="graphic" style:parent-style-name="standard">
      <style:graphic-properties draw:textarea-vertical-align="middle"/>
    </style:style>
    <style:style style:name="P1" style:family="paragraph">
      <style:paragraph-properties fo:text-align="start" style:writing-mode="lr-tb"/>
      <style:text-properties fo:font-size="10pt"/>
    </style:style>
    <style:style style:name="P2" style:family="paragraph">
      <loext:graphic-properties draw:fill-color="#0000ff"/>
      <style:paragraph-properties fo:text-align="start" style:writing-mode="lr-tb"/>
      <style:text-properties fo:font-size="10pt"/>
    </style:style>
    <style:style style:name="P3" style:family="paragraph">
      <style:paragraph-properties fo:text-align="center" style:writing-mode="lr-tb"/>
      <style:text-properties fo:color="#0000ff" fo:font-size="10pt"/>
    </style:style>
    <style:style style:name="P4" style:family="paragraph">
      <loext:graphic-properties draw:fill-color="#ffffff"/>
      <style:paragraph-properties fo:text-align="center" style:writing-mode="lr-tb"/>
      <style:text-properties fo:color="#0000ff" fo:font-size="10pt"/>
    </style:style>
    <style:style style:name="P5" style:family="paragraph">
      <loext:graphic-properties draw:fill-color="#00ced1"/>
      <style:paragraph-properties fo:text-align="start" style:writing-mode="lr-tb"/>
      <style:text-properties fo:font-size="10pt"/>
    </style:style>
    <style:style style:name="P6" style:family="paragraph"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fo:color="#0000ff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2cm" svg:height="3.416cm" svg:x="2cm" svg:y="8cm">
          <text:p text:style-name="P1"><text:span text:style-name="T1">Wave</text:span><text:span text:style-name="T1"><text:line-break/></text:span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2.793cm" svg:height="0.53cm" svg:x="2.228cm" svg:y="8.824cm">
          <text:p text:style-name="P3"><text:span text:style-name="T2">TV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2.793cm" svg:height="0.531cm" svg:x="2.228cm" svg:y="9.413cm">
          <text:p text:style-name="P3"><text:span text:style-name="T2">VIDEOGAM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2.793cm" svg:height="0.53cm" svg:x="2.228cm" svg:y="10.002cm">
          <text:p text:style-name="P3"><text:span text:style-name="T2">RADI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793cm" svg:height="0.53cm" svg:x="2.228cm" svg:y="10.591cm">
          <text:p text:style-name="P3"><text:span text:style-name="T2">SETTING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42cm" svg:height="3.416cm" svg:x="6cm" svg:y="8cm">
          <text:p text:style-name="P1"><text:span text:style-name="T1">TV</text:span><text:span text:style-name="T1"><text:line-break/></text:span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793cm" svg:height="0.53cm" svg:x="6.228cm" svg:y="8.824cm">
          <text:p text:style-name="P3"><text:span text:style-name="T2">MTV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93cm" svg:height="0.531cm" svg:x="6.228cm" svg:y="9.413cm">
          <text:p text:style-name="P3"><text:span text:style-name="T2">VH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793cm" svg:height="0.53cm" svg:x="6.228cm" svg:y="10.002cm">
          <text:p text:style-name="P3"><text:span text:style-name="T2">C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cm" svg:height="3.416cm" svg:x="9.98cm" svg:y="8cm">
          <text:p text:style-name="P1"><text:span text:style-name="T1">MTV</text:span><text:span text:style-name="T1"><text:line-break/></text:span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93cm" svg:height="2.249cm" svg:x="10.208cm" svg:y="8.824cm">
          <text:p text:style-name="P3"><text:span text:style-name="T2">List of conten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" draw:id="id4" draw:layer="layout" svg:width="3.42cm" svg:height="0.569cm" svg:x="6cm" svg:y="12cm">
          <text:p text:style-name="P1"><text:span text:style-name="T1">Emulationstation</text:span><text:span text:style-name="T1"><text:line-break/></text:span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42cm" svg:height="3.416cm" svg:x="6cm" svg:y="12.984cm">
          <text:p text:style-name="P1"><text:span text:style-name="T1">Radio</text:span><text:span text:style-name="T1"><text:line-break/></text:span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793cm" svg:height="0.53cm" svg:x="6.228cm" svg:y="13.809cm">
          <text:p text:style-name="P3"><text:span text:style-name="T2">STA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793cm" svg:height="0.53cm" svg:x="6.228cm" svg:y="14.398cm">
          <text:p text:style-name="P3"><text:span text:style-name="T2">SPOTIFY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42cm" svg:height="0.569cm" svg:x="10cm" svg:y="13.831cm">
          <text:p text:style-name="P1"><text:span text:style-name="T1">Web-based radio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42cm" svg:height="0.569cm" svg:x="10cm" svg:y="14.5cm">
          <text:p text:style-name="P1"><text:span text:style-name="T1">spotify-tu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cm" svg:height="3.416cm" svg:x="13.99cm" svg:y="8cm">
          <text:p text:style-name="P1"><text:span text:style-name="T1">VHS</text:span><text:span text:style-name="T1"><text:line-break/></text:span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93cm" svg:height="2.249cm" svg:x="14.208cm" svg:y="8.824cm">
          <text:p text:style-name="P3"><text:span text:style-name="T2">List of cont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cm" svg:height="3.416cm" svg:x="17.99cm" svg:y="8cm">
          <text:p text:style-name="P1"><text:span text:style-name="T1">CABLE</text:span><text:span text:style-name="T1"><text:line-break/></text:span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793cm" svg:height="0.53cm" svg:x="18.228cm" svg:y="8.824cm">
          <text:p text:style-name="P3"><text:span text:style-name="T2">7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93cm" svg:height="0.531cm" svg:x="18.228cm" svg:y="9.413cm">
          <text:p text:style-name="P3"><text:span text:style-name="T2">8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793cm" svg:height="0.53cm" svg:x="18.228cm" svg:y="10.002cm">
          <text:p text:style-name="P3"><text:span text:style-name="T2">90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42cm" svg:height="0.569cm" svg:x="22cm" svg:y="8.8cm">
          <text:p text:style-name="P1"><text:span text:style-name="T1">my70stv</text:span><text:span text:style-name="T1"><text:line-break/></text:span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42cm" svg:height="0.569cm" svg:x="22cm" svg:y="9.4cm">
          <text:p text:style-name="P1"><text:span text:style-name="T1">my80stv</text:span><text:span text:style-name="T1"><text:line-break/></text:span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42cm" svg:height="0.569cm" svg:x="22cm" svg:y="10cm">
          <text:p text:style-name="P1"><text:span text:style-name="T1">my90stv</text:span><text:span text:style-name="T1"><text:line-break/></text:span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0.39cm" svg:x1="5.021cm" svg:y1="9.089cm" svg:x2="6cm" svg:y2="9.708cm" draw:start-shape="id1" draw:start-glue-point="1" draw:end-shape="id2" draw:end-glue-point="3" svg:d="M5021 9089h879v619h100" svg:viewBox="0 0 980 620">
          <text:p/>
        </draw:connector>
        <draw:connector draw:style-name="gr6" draw:text-style-name="P6" draw:layer="layout" draw:line-skew="0.279cm 0cm 0.301cm" svg:x1="5.021cm" svg:y1="9.678cm" svg:x2="6cm" svg:y2="12.284cm" draw:start-shape="id3" draw:start-glue-point="1" draw:end-shape="id4" draw:end-glue-point="3" svg:d="M5021 9678h779v1293 1313h200" svg:viewBox="0 0 980 2607">
          <text:p/>
        </draw:connector>
        <draw:connector draw:style-name="gr6" draw:text-style-name="P6" draw:layer="layout" draw:line-skew="0.079cm 0cm 0.101cm" svg:x1="5.021cm" svg:y1="10.267cm" svg:x2="6cm" svg:y2="14.692cm" draw:start-shape="id5" draw:start-glue-point="1" draw:end-shape="id6" draw:end-glue-point="3" svg:d="M5021 10267h579v1491 2934h400" svg:viewBox="0 0 980 4426">
          <text:p/>
        </draw:connector>
        <draw:custom-shape draw:style-name="gr1" draw:text-style-name="P2" draw:layer="layout" svg:width="3.42cm" svg:height="3.416cm" svg:x="9.98cm" svg:y="2cm">
          <text:p text:style-name="P1"><text:span text:style-name="T1">playlist.json</text:span><text:span text:style-name="T1"><text:line-break/></text:span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6T19:31:38.505031443</meta:creation-date>
    <dc:date>2022-03-07T22:21:11.106464037</dc:date>
    <meta:editing-duration>PT1H42M27S</meta:editing-duration>
    <meta:editing-cycles>19</meta:editing-cycles>
    <meta:generator>LibreOffice/6.4.7.2$Linux_X86_64 LibreOffice_project/40$Build-2</meta:generator>
    <meta:document-statistic meta:object-count="30"/>
  </office:meta>
</office:document-meta>
</file>